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60e73" officeooo:paragraph-rsid="00160e73" style:font-weight-asian="bold" style:font-weight-complex="bold"/>
    </style:style>
    <style:style style:name="P2" style:family="paragraph" style:parent-style-name="Standard">
      <style:text-properties style:font-name="arial" style:text-underline-style="none" fo:font-weight="normal" officeooo:rsid="00160e73" officeooo:paragraph-rsid="00160e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 Git Hub :</text:p>
      <text:p text:style-name="P2"/>
      <text:p text:style-name="P2">Lien de mon dépôt : <text:a xlink:type="simple" xlink:href="https://github.com/PikkFitz/Formation_AFPA_Pierre.git" text:style-name="Internet_20_link" text:visited-style-name="Visited_20_Internet_20_Link">https://github.com/PikkFitz/Formation_AFPA_Pierre.git</text:a></text:p>
      <text:p text:style-name="P2"/>
      <text:p text:style-name="P2">Mon token 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9:08.415020828</meta:creation-date>
    <dc:date>2022-07-06T16:00:59.857677592</dc:date>
    <meta:editing-duration>PT1M52S</meta:editing-duration>
    <meta:editing-cycles>1</meta:editing-cycles>
    <meta:document-statistic meta:table-count="0" meta:image-count="0" meta:object-count="0" meta:page-count="1" meta:paragraph-count="3" meta:word-count="13" meta:character-count="99" meta:non-whitespace-character-count="88"/>
    <meta:generator>LibreOffice/7.3.4.2$Linux_X86_64 LibreOffice_project/30$Build-2</meta:generator>
  </office:meta>
</office:document-meta>
</file>